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string" calcext:value-type="string">
            <text:p>varianc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epoch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43377677" calcext:value-type="float">
            <text:p>0.04337767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969925" calcext:value-type="float">
            <text:p>0.0629699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010509" calcext:value-type="float">
            <text:p>0.060105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1027134" calcext:value-type="float">
            <text:p>0.0410271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824005" calcext:value-type="float">
            <text:p>0.027824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34050613" calcext:value-type="float">
            <text:p>0.13405061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078954195" calcext:value-type="float">
            <text:p>0.078954195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06428385" calcext:value-type="float">
            <text:p>0.106428385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1385911" calcext:value-type="float">
            <text:p>0.1138591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10397429" calcext:value-type="float">
            <text:p>0.11039742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4092256" calcext:value-type="float">
            <text:p>0.1640922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8886084" calcext:value-type="float">
            <text:p>0.22888608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48415961" calcext:value-type="float">
            <text:p>0.14841596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28975789" calcext:value-type="float">
            <text:p>0.12897578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16279923" calcext:value-type="float">
            <text:p>0.1162799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7308983" calcext:value-type="float">
            <text:p>0.1730898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95899055" calcext:value-type="float">
            <text:p>0.195899055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97876802" calcext:value-type="float">
            <text:p>0.19787680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83589629" calcext:value-type="float">
            <text:p>0.18358962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91697856" calcext:value-type="float">
            <text:p>0.19169785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7522804" calcext:value-type="float">
            <text:p>0.257522804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8501013" calcext:value-type="float">
            <text:p>0.268501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47346979" calcext:value-type="float">
            <text:p>0.247346979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37823899" calcext:value-type="float">
            <text:p>0.237823899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37398327" calcext:value-type="float">
            <text:p>0.237398327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300308311" calcext:value-type="float">
            <text:p>0.30030831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99592008" calcext:value-type="float">
            <text:p>0.29959200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52751412" calcext:value-type="float">
            <text:p>0.25275141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51977334" calcext:value-type="float">
            <text:p>0.25197733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91152294" calcext:value-type="float">
            <text:p>0.29115229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8230902" calcext:value-type="float">
            <text:p>0.2682309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720144" calcext:value-type="float">
            <text:p>0.337201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4954943" calcext:value-type="float">
            <text:p>0.2849549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589903" calcext:value-type="float">
            <text:p>0.285899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6289217" calcext:value-type="float">
            <text:p>0.3362892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330138508" calcext:value-type="float">
            <text:p>0.330138508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385012995" calcext:value-type="float">
            <text:p>0.38501299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303626517" calcext:value-type="float">
            <text:p>0.30362651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348967984" calcext:value-type="float">
            <text:p>0.34896798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363017853" calcext:value-type="float">
            <text:p>0.36301785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435711226" calcext:value-type="float">
            <text:p>0.43571122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472093019" calcext:value-type="float">
            <text:p>0.4720930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408881346" calcext:value-type="float">
            <text:p>0.4088813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427469481" calcext:value-type="float">
            <text:p>0.4274694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445706652" calcext:value-type="float">
            <text:p>0.445706652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89979613" calcext:value-type="float">
            <text:p>0.4899796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53244129" calcext:value-type="float">
            <text:p>0.5324412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46827576" calcext:value-type="float">
            <text:p>0.44682757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63432963" calcext:value-type="float">
            <text:p>0.46343296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71692279" calcext:value-type="float">
            <text:p>0.47169227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52318761" calcext:value-type="float">
            <text:p>0.52318761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558215249" calcext:value-type="float">
            <text:p>0.558215249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7036224" calcext:value-type="float">
            <text:p>0.4703622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508158456" calcext:value-type="float">
            <text:p>0.5081584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51584657" calcext:value-type="float">
            <text:p>0.51584657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540932717" calcext:value-type="float">
            <text:p>0.54093271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577945735" calcext:value-type="float">
            <text:p>0.57794573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480434194" calcext:value-type="float">
            <text:p>0.48043419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51879056" calcext:value-type="float">
            <text:p>0.5187905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528930391" calcext:value-type="float">
            <text:p>0.52893039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54637366" calcext:value-type="float">
            <text:p>0.554637366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92235615" calcext:value-type="float">
            <text:p>0.59223561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491092264" calcext:value-type="float">
            <text:p>0.491092264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31746555" calcext:value-type="float">
            <text:p>0.53174655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43929574" calcext:value-type="float">
            <text:p>0.54392957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637259" calcext:value-type="float">
            <text:p>0.563725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95492072" calcext:value-type="float">
            <text:p>0.59549207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495780566" calcext:value-type="float">
            <text:p>0.49578056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36428641" calcext:value-type="float">
            <text:p>0.53642864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46270523" calcext:value-type="float">
            <text:p>0.54627052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6650934" calcext:value-type="float">
            <text:p>0.5665093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603838023" calcext:value-type="float">
            <text:p>0.6038380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00250465" calcext:value-type="float">
            <text:p>0.5002504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49163324" calcext:value-type="float">
            <text:p>0.54916332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50550766" calcext:value-type="float">
            <text:p>0.550550766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72699601" calcext:value-type="float">
            <text:p>0.57269960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607989366" calcext:value-type="float">
            <text:p>0.60798936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10211963" calcext:value-type="float">
            <text:p>0.51021196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4896714" calcext:value-type="float">
            <text:p>0.5489671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54364143" calcext:value-type="float">
            <text:p>0.55436414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75316027" calcext:value-type="float">
            <text:p>0.575316027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613861961" calcext:value-type="float">
            <text:p>0.61386196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19081748" calcext:value-type="float">
            <text:p>0.5190817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55350923" calcext:value-type="float">
            <text:p>0.5553509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59938089" calcext:value-type="float">
            <text:p>0.55993808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83283644" calcext:value-type="float">
            <text:p>0.58328364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620067399" calcext:value-type="float">
            <text:p>0.62006739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19507639" calcext:value-type="float">
            <text:p>0.51950763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60636497" calcext:value-type="float">
            <text:p>0.56063649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64777033" calcext:value-type="float">
            <text:p>0.56477703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Sheet1.A1:Sheet1.G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IPAGothic" fo:language="en" fo:country="US" style:font-name-asian="IPAGothic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14:46:20.414610874</dc:date>
    <meta:editing-duration>PT6M50S</meta:editing-duration>
    <meta:editing-cycles>1</meta:editing-cycles>
    <meta:document-statistic meta:table-count="1" meta:cell-count="637" meta:object-count="0"/>
    <meta:generator>LibreOffice/7.1.8.1$Linux_X86_64 LibreOffice_project/10$Build-1</meta:generator>
  </office:meta>
</office:document-meta>
</file>